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55cm" style:type="right"/>
        </style:tab-stops>
      </style:paragraph-properties>
      <style:text-properties style:font-name="Times New Roman" fo:font-weight="bold" style:font-name-asian="Times New Roman1" style:font-weight-asian="bold"/>
    </style:style>
    <style:style style:name="P2" style:family="paragraph" style:parent-style-name="Standard">
      <style:paragraph-properties>
        <style:tab-stops>
          <style:tab-stop style:position="16.955cm" style:type="right"/>
        </style:tab-stops>
      </style:paragraph-properties>
      <style:text-properties style:font-name="Times New Roman" style:font-name-asian="Times New Roman1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/>
    </style:style>
    <style:style style:name="P7" style:family="paragraph" style:parent-style-name="Standard">
      <style:text-properties fo:language="en" fo:country="US" officeooo:rsid="00368f84" officeooo:paragraph-rsid="00368f84"/>
    </style:style>
    <style:style style:name="P8" style:family="paragraph" style:parent-style-name="Standard">
      <style:text-properties fo:language="en" fo:country="US" officeooo:rsid="0052f59c" officeooo:paragraph-rsid="0052f59c"/>
    </style:style>
    <style:style style:name="P9" style:family="paragraph" style:parent-style-name="Heading_20_3"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4">
      <style:text-properties fo:language="en" fo:country="US" officeooo:rsid="0014a4f7" officeooo:paragraph-rsid="002482d5"/>
    </style:style>
    <style:style style:name="P13" style:family="paragraph" style:parent-style-name="Heading_20_4">
      <style:text-properties fo:language="en" fo:country="US" officeooo:rsid="0012aa2f" officeooo:paragraph-rsid="001f8a36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2482d5"/>
    </style:style>
    <style:style style:name="P15" style:family="paragraph" style:parent-style-name="Standard">
      <style:text-properties officeooo:paragraph-rsid="001f8a36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f8a36"/>
    </style:style>
    <style:style style:name="P17" style:family="paragraph" style:parent-style-name="Standard">
      <style:text-properties officeooo:paragraph-rsid="0022409f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22409f"/>
    </style:style>
    <style:style style:name="P19" style:family="paragraph" style:parent-style-name="Standard">
      <style:text-properties officeooo:paragraph-rsid="00368f84"/>
    </style:style>
    <style:style style:name="P20" style:family="paragraph" style:parent-style-name="Standard">
      <style:text-properties officeooo:paragraph-rsid="002482d5"/>
    </style:style>
    <style:style style:name="P21" style:family="paragraph" style:parent-style-name="Standard">
      <style:text-properties officeooo:paragraph-rsid="0026cbf7"/>
    </style:style>
    <style:style style:name="P22" style:family="paragraph" style:parent-style-name="Standard">
      <style:text-properties officeooo:rsid="004bbdab" officeooo:paragraph-rsid="004bbdab"/>
    </style:style>
    <style:style style:name="P23" style:family="paragraph" style:parent-style-name="Title">
      <style:paragraph-properties fo:text-align="center" style:justify-single-word="false"/>
    </style:style>
    <style:style style:name="P24" style:family="paragraph" style:parent-style-name="Subtitle">
      <style:paragraph-properties fo:text-align="center" style:justify-single-word="false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officeooo:rsid="0014a4f7"/>
    </style:style>
    <style:style style:name="P26" style:family="paragraph" style:parent-style-name="List_20_Paragraph" style:list-style-name="WWNum12">
      <style:text-properties officeooo:paragraph-rsid="00211b88"/>
    </style:style>
    <style:style style:name="P27" style:family="paragraph" style:parent-style-name="List_20_Paragraph" style:list-style-name="WWNum12">
      <style:text-properties officeooo:paragraph-rsid="0022409f"/>
    </style:style>
    <style:style style:name="P28" style:family="paragraph" style:parent-style-name="List_20_Paragraph" style:list-style-name="WWNum12">
      <style:text-properties officeooo:paragraph-rsid="000d18d5"/>
    </style:style>
    <style:style style:name="P29" style:family="paragraph" style:parent-style-name="List_20_Paragraph" style:list-style-name="L2">
      <style:text-properties officeooo:paragraph-rsid="00368f84"/>
    </style:style>
    <style:style style:name="P30" style:family="paragraph" style:parent-style-name="List_20_Paragraph" style:list-style-name="L2">
      <style:text-properties fo:language="en" fo:country="US" officeooo:rsid="00368f84" officeooo:paragraph-rsid="00368f84"/>
    </style:style>
    <style:style style:name="P31" style:family="paragraph" style:parent-style-name="Standard" style:list-style-name="L1">
      <style:text-properties fo:language="en" fo:country="US" officeooo:rsid="004bbdab" officeooo:paragraph-rsid="004bbdab"/>
    </style:style>
    <style:style style:name="P32" style:family="paragraph" style:parent-style-name="Standard" style:list-style-name="WWNum8">
      <style:text-properties fo:language="en" fo:country="US" officeooo:paragraph-rsid="001f8a36"/>
    </style:style>
    <style:style style:name="P33" style:family="paragraph" style:parent-style-name="Standard" style:list-style-name="WWNum8">
      <style:text-properties fo:language="en" fo:country="US" officeooo:rsid="000ffa46" officeooo:paragraph-rsid="000ffa46"/>
    </style:style>
    <style:style style:name="P34" style:family="paragraph" style:parent-style-name="Standard" style:list-style-name="WWNum10">
      <style:text-properties fo:language="en" fo:country="US" officeooo:paragraph-rsid="005039c0"/>
    </style:style>
    <style:style style:name="P35" style:family="paragraph" style:parent-style-name="Standard" style:list-style-name="WWNum9">
      <style:text-properties fo:language="en" fo:country="US"/>
    </style:style>
    <style:style style:name="P36" style:family="paragraph" style:parent-style-name="Standard" style:list-style-name="WWNum9">
      <style:text-properties fo:language="en" fo:country="US" officeooo:rsid="0042ea96" officeooo:paragraph-rsid="0042ea96"/>
    </style:style>
    <style:style style:name="P37" style:family="paragraph" style:parent-style-name="Standard" style:list-style-name="WWNum4">
      <style:text-properties fo:language="en" fo:country="US"/>
    </style:style>
    <style:style style:name="P38" style:family="paragraph" style:parent-style-name="Standard" style:list-style-name="WWNum8">
      <style:text-properties officeooo:paragraph-rsid="000ffa46"/>
    </style:style>
    <style:style style:name="P39" style:family="paragraph" style:parent-style-name="Standard" style:list-style-name="WWNum14"/>
    <style:style style:name="P40" style:family="paragraph" style:parent-style-name="Standard" style:list-style-name="WWNum10"/>
    <style:style style:name="P41" style:family="paragraph" style:parent-style-name="Standard" style:list-style-name="WWNum9"/>
    <style:style style:name="P42" style:family="paragraph" style:parent-style-name="Standard" style:list-style-name="WWNum4"/>
    <style:style style:name="P43" style:family="paragraph" style:parent-style-name="Standard" style:list-style-name="WWNum4">
      <style:text-properties officeooo:paragraph-rsid="0042ea96"/>
    </style:style>
    <style:style style:name="P44" style:family="paragraph" style:parent-style-name="Standard" style:list-style-name="WWNum4">
      <style:text-properties officeooo:paragraph-rsid="004a32c0"/>
    </style:style>
    <style:style style:name="P45" style:family="paragraph" style:parent-style-name="Standard" style:list-style-name="WWNum15"/>
    <style:style style:name="P46" style:family="paragraph" style:parent-style-name="Standard" style:list-style-name="WWNum15">
      <style:text-properties officeooo:paragraph-rsid="002888df"/>
    </style:style>
    <style:style style:name="P47" style:family="paragraph" style:parent-style-name="Standard" style:list-style-name="WWNum15">
      <style:text-properties officeooo:rsid="002888df" officeooo:paragraph-rsid="002888df"/>
    </style:style>
    <style:style style:name="P48" style:family="paragraph" style:parent-style-name="Standard" style:list-style-name="WWNum16"/>
    <style:style style:name="P49" style:family="paragraph" style:parent-style-name="Standard" style:list-style-name="WWNum16">
      <style:text-properties officeooo:paragraph-rsid="002a1f8b"/>
    </style:style>
    <style:style style:name="P50" style:family="paragraph" style:parent-style-name="Standard" style:list-style-name="WWNum16">
      <style:text-properties officeooo:rsid="002a1f8b" officeooo:paragraph-rsid="002a1f8b"/>
    </style:style>
    <style:style style:name="P51" style:family="paragraph" style:parent-style-name="Standard" style:list-style-name="WWNum5"/>
    <style:style style:name="T1" style:family="text">
      <style:text-properties fo:language="en" fo:country="US"/>
    </style:style>
    <style:style style:name="T2" style:family="text">
      <style:text-properties fo:language="en" fo:country="US" officeooo:rsid="000d18d5"/>
    </style:style>
    <style:style style:name="T3" style:family="text">
      <style:text-properties fo:language="en" fo:country="US" officeooo:rsid="000ef0a6"/>
    </style:style>
    <style:style style:name="T4" style:family="text">
      <style:text-properties fo:language="en" fo:country="US" officeooo:rsid="000ffa46"/>
    </style:style>
    <style:style style:name="T5" style:family="text">
      <style:text-properties fo:language="en" fo:country="US" officeooo:rsid="00117046"/>
    </style:style>
    <style:style style:name="T6" style:family="text">
      <style:text-properties fo:language="en" fo:country="US" officeooo:rsid="0012aa2f"/>
    </style:style>
    <style:style style:name="T7" style:family="text">
      <style:text-properties fo:language="en" fo:country="US" officeooo:rsid="0013906a"/>
    </style:style>
    <style:style style:name="T8" style:family="text">
      <style:text-properties fo:language="en" fo:country="US" officeooo:rsid="001710b3"/>
    </style:style>
    <style:style style:name="T9" style:family="text">
      <style:text-properties fo:language="en" fo:country="US" officeooo:rsid="0018cc3d"/>
    </style:style>
    <style:style style:name="T10" style:family="text">
      <style:text-properties fo:language="en" fo:country="US" officeooo:rsid="0019fbb4"/>
    </style:style>
    <style:style style:name="T11" style:family="text">
      <style:text-properties fo:language="en" fo:country="US" officeooo:rsid="0022409f"/>
    </style:style>
    <style:style style:name="T12" style:family="text">
      <style:text-properties fo:language="en" fo:country="US" officeooo:rsid="00259762"/>
    </style:style>
    <style:style style:name="T13" style:family="text">
      <style:text-properties fo:language="en" fo:country="US" officeooo:rsid="00323613"/>
    </style:style>
    <style:style style:name="T14" style:family="text">
      <style:text-properties fo:language="en" fo:country="US" officeooo:rsid="003404f2"/>
    </style:style>
    <style:style style:name="T15" style:family="text">
      <style:text-properties fo:language="en" fo:country="US" officeooo:rsid="00353ccd"/>
    </style:style>
    <style:style style:name="T16" style:family="text">
      <style:text-properties fo:language="en" fo:country="US" officeooo:rsid="00368f84"/>
    </style:style>
    <style:style style:name="T17" style:family="text">
      <style:text-properties fo:language="en" fo:country="US" officeooo:rsid="003808a5"/>
    </style:style>
    <style:style style:name="T18" style:family="text">
      <style:text-properties fo:language="en" fo:country="US" officeooo:rsid="0039fc92"/>
    </style:style>
    <style:style style:name="T19" style:family="text">
      <style:text-properties fo:language="en" fo:country="US" officeooo:rsid="00240d38"/>
    </style:style>
    <style:style style:name="T20" style:family="text">
      <style:text-properties fo:language="en" fo:country="US" officeooo:rsid="003a0010"/>
    </style:style>
    <style:style style:name="T21" style:family="text">
      <style:text-properties fo:language="en" fo:country="US" officeooo:rsid="003b7886"/>
    </style:style>
    <style:style style:name="T22" style:family="text">
      <style:text-properties fo:language="en" fo:country="US" officeooo:rsid="0026cbf7"/>
    </style:style>
    <style:style style:name="T23" style:family="text">
      <style:text-properties fo:language="en" fo:country="US" officeooo:rsid="003e07e8"/>
    </style:style>
    <style:style style:name="T24" style:family="text">
      <style:text-properties fo:language="en" fo:country="US" officeooo:rsid="003f266b"/>
    </style:style>
    <style:style style:name="T25" style:family="text">
      <style:text-properties fo:language="en" fo:country="US" officeooo:rsid="0044851c"/>
    </style:style>
    <style:style style:name="T26" style:family="text">
      <style:text-properties fo:language="en" fo:country="US" officeooo:rsid="002888df"/>
    </style:style>
    <style:style style:name="T27" style:family="text">
      <style:text-properties fo:language="en" fo:country="US" officeooo:rsid="002a1c8b"/>
    </style:style>
    <style:style style:name="T28" style:family="text">
      <style:text-properties fo:language="en" fo:country="US" officeooo:rsid="004a32c0"/>
    </style:style>
    <style:style style:name="T29" style:family="text">
      <style:text-properties fo:language="en" fo:country="US" officeooo:rsid="002c8fc8"/>
    </style:style>
    <style:style style:name="T30" style:family="text">
      <style:text-properties fo:language="en" fo:country="US" officeooo:rsid="002a1f8b"/>
    </style:style>
    <style:style style:name="T31" style:family="text">
      <style:text-properties fo:language="en" fo:country="US" officeooo:rsid="004d30e6"/>
    </style:style>
    <style:style style:name="T32" style:family="text">
      <style:text-properties fo:language="en" fo:country="US" officeooo:rsid="004e65f7"/>
    </style:style>
    <style:style style:name="T33" style:family="text">
      <style:text-properties fo:language="en" fo:country="US" officeooo:rsid="005039c0"/>
    </style:style>
    <style:style style:name="T34" style:family="text">
      <style:text-properties fo:language="en" fo:country="US" officeooo:rsid="00517c63"/>
    </style:style>
    <style:style style:name="T35" style:family="text">
      <style:text-properties fo:language="en" fo:country="US" officeooo:rsid="002482d5"/>
    </style:style>
    <style:style style:name="T36" style:family="text">
      <style:text-properties fo:language="en" fo:country="US" officeooo:rsid="0052f59c"/>
    </style:style>
    <style:style style:name="T37" style:family="text">
      <style:text-properties fo:language="en" fo:country="US" officeooo:rsid="005671f5"/>
    </style:style>
    <style:style style:name="T38" style:family="text">
      <style:text-properties fo:language="en" fo:country="US" officeooo:rsid="005b6cf0"/>
    </style:style>
    <style:style style:name="T39" style:family="text">
      <style:text-properties style:text-position="super 58%" fo:language="en" fo:country="US" officeooo:rsid="00576f90"/>
    </style:style>
    <style:style style:name="T40" style:family="text">
      <style:text-properties style:font-name="FreeMono" fo:language="en" fo:country="US" officeooo:rsid="000d18d5"/>
    </style:style>
    <style:style style:name="T41" style:family="text">
      <style:text-properties style:font-name="FreeMono" officeooo:rsid="000d18d5"/>
    </style:style>
    <style:style style:name="T42" style:family="text">
      <style:text-properties officeooo:rsid="001d207e"/>
    </style:style>
    <style:style style:name="T43" style:family="text">
      <style:text-properties officeooo:rsid="0022409f"/>
    </style:style>
    <style:style style:name="T44" style:family="text">
      <style:text-properties officeooo:rsid="002482d5"/>
    </style:style>
    <style:style style:name="T45" style:family="text">
      <style:text-properties officeooo:rsid="000d18d5"/>
    </style:style>
    <style:style style:name="T46" style:family="text">
      <style:text-properties officeooo:rsid="00259762"/>
    </style:style>
    <style:style style:name="T47" style:family="text">
      <style:text-properties officeooo:rsid="0026cbf7"/>
    </style:style>
    <style:style style:name="T48" style:family="text">
      <style:text-properties officeooo:rsid="00283a9e"/>
    </style:style>
    <style:style style:name="T49" style:family="text">
      <style:text-properties officeooo:rsid="002888df"/>
    </style:style>
    <style:style style:name="T50" style:family="text">
      <style:text-properties officeooo:rsid="002a1f8b"/>
    </style:style>
    <style:style style:name="T51" style:family="text">
      <style:text-properties officeooo:rsid="002c8fc8"/>
    </style:style>
    <style:style style:name="T52" style:family="text">
      <style:text-properties officeooo:rsid="00353ccd"/>
    </style:style>
    <style:style style:name="T53" style:family="text">
      <style:text-properties officeooo:rsid="003808a5"/>
    </style:style>
    <style:style style:name="T54" style:family="text">
      <style:text-properties fo:color="#1f4d78" loext:opacity="100%" style:font-name="Calibri Light" fo:font-size="12pt" fo:language="en" fo:country="US" officeooo:rsid="005039c0" style:font-name-asian="Calibri1" style:font-size-asian="12pt" style:font-name-complex="DejaVu Sans" style:font-size-complex="12pt"/>
    </style:style>
    <style:style style:name="T55" style:family="text">
      <style:text-properties officeooo:rsid="003b7886"/>
    </style:style>
    <style:style style:name="T56" style:family="text">
      <style:text-properties officeooo:rsid="00412293"/>
    </style:style>
    <style:style style:name="T57" style:family="text">
      <style:text-properties fo:color="#5a5a5a" loext:opacity="100%" fo:letter-spacing="0.026cm" fo:language="en" fo:country="US" officeooo:rsid="00418046" style:font-name-asian="Calibri1"/>
    </style:style>
    <style:style style:name="T58" style:family="text">
      <style:text-properties fo:color="#5a5a5a" loext:opacity="100%" fo:letter-spacing="0.026cm" fo:language="en" fo:country="US" officeooo:rsid="004a32c0" style:font-name-asian="Calibri1"/>
    </style:style>
    <style:style style:name="T59" style:family="text">
      <style:text-properties fo:color="#5a5a5a" loext:opacity="100%" fo:letter-spacing="0.026cm" fo:language="en" fo:country="US" officeooo:rsid="0052f59c" style:font-name-asian="Calibri1"/>
    </style:style>
    <style:style style:name="T60" style:family="text">
      <style:text-properties fo:color="#5a5a5a" loext:opacity="100%" fo:letter-spacing="0.026cm" fo:language="en" fo:country="US" officeooo:rsid="00576f90" style:font-name-asian="Calibri1"/>
    </style:style>
    <style:style style:name="T61" style:family="text">
      <style:text-properties officeooo:rsid="0044851c"/>
    </style:style>
    <style:style style:name="T62" style:family="text">
      <style:text-properties officeooo:rsid="004a32c0"/>
    </style:style>
    <style:style style:name="T63" style:family="text">
      <style:text-properties officeooo:rsid="004bbdab"/>
    </style:style>
    <style:style style:name="T64" style:family="text">
      <style:text-properties officeooo:rsid="005039c0"/>
    </style:style>
    <style:style style:name="T65" style:family="text">
      <style:text-properties officeooo:rsid="00517c63"/>
    </style:style>
    <style:style style:name="T66" style:family="text">
      <style:text-properties officeooo:rsid="0052f59c"/>
    </style:style>
    <style:style style:name="T67" style:family="text">
      <style:text-properties officeooo:rsid="005581a3"/>
    </style:style>
    <style:style style:name="T68" style:family="text">
      <style:text-properties officeooo:rsid="005988b8"/>
    </style:style>
    <style:style style:name="T69" style:family="text">
      <style:text-properties officeooo:rsid="005b6cf0"/>
    </style:style>
    <style:style style:name="T7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I <text:span text:style-name="T56">for Games</text:span>:</text:p>
      <text:p text:style-name="P23"><text:s/>Individual Project</text:p>
      <text:p text:style-name="P24"><text:span text:style-name="T1">Submission Date: </text:span><text:span text:style-name="T59">Mon</text:span><text:span text:style-name="T28"> </text:span><text:span text:style-name="T60">5</text:span><text:span text:style-name="T39">th</text:span><text:span text:style-name="T1"> </text:span><text:span text:style-name="T57">M</text:span><text:span text:style-name="T58">ay</text:span><text:span text:style-name="T1"> 20</text:span><text:span text:style-name="T57">2</text:span><text:span text:style-name="T59">1</text:span></text:p>
      <text:p text:style-name="P5"/>
      <text:h text:style-name="P10" text:outline-level="2">Rubric</text:h>
      <text:p text:style-name="Standard"><text:span text:style-name="T1">In this assessment you will </text:span><text:span text:style-name="T13">develop </text:span><text:span text:style-name="T2">a game </text:span><text:span text:style-name="T36">containing an AI system </text:span><text:span text:style-name="T15">and write a report about its development</text:span><text:span text:style-name="T13">. You must submit the assessment individually </text:span><text:span text:style-name="T14">and </text:span><text:span text:style-name="T36">all submitted work</text:span><text:span text:style-name="T14"> must be your own.</text:span></text:p>
      <text:p text:style-name="P22"><text:span text:style-name="T15">T</text:span><text:span text:style-name="T1">he following are examples to suggest the sort of AI systems that might be developed:</text:span></text:p>
      <text:list xml:id="list159006730" text:style-name="L1">
        <text:list-item>
          <text:p text:style-name="P31">An AI to control an agent or multiple agents in <text:span text:style-name="T66">a</text:span> game world</text:p>
        </text:list-item>
        <text:list-item>
          <text:p text:style-name="P31">An AI controlled player for <text:span text:style-name="T66">a</text:span> game</text:p>
        </text:list-item>
        <text:list-item>
          <text:p text:style-name="P31">A procedural content generation system to generate content for <text:span text:style-name="T66">a</text:span> game</text:p>
        </text:list-item>
        <text:list-item>
          <text:p text:style-name="P31">An AI director to manage gameplay</text:p>
        </text:list-item>
        <text:list-item>
          <text:p text:style-name="P31">A combination of multiple such systems</text:p>
        </text:list-item>
      </text:list>
      <text:p text:style-name="P8">While you must develop a game, the focus of the marking will be on the AI that it contains. <text:span text:style-name="T69">This</text:span> means that, for example, the graphics will have no effect on your mark unless, say, you generate them using Procedural Content Generation. <text:span text:style-name="T67">Similarly the quality of game design and gameplay will affect your mark only to the extent they relate to the AI system developed.</text:span></text:p>
      <text:p text:style-name="Standard"><text:span text:style-name="T1">You will submit </text:span><text:span text:style-name="T2">a git repository containing the following things.</text:span></text:p>
      <text:list xml:id="list547919541" text:style-name="WWNum12">
        <text:list-item>
          <text:p text:style-name="P26"><text:span text:style-name="T1">A report </text:span><text:span text:style-name="T3">describing</text:span><text:span text:style-name="T1"> </text:span><text:span text:style-name="T3">your </text:span><text:span text:style-name="T36">game and </text:span><text:span text:style-name="T1">AI </text:span><text:span text:style-name="T3">system and its development</text:span><text:span text:style-name="T6">.</text:span></text:p>
        </text:list-item>
        <text:list-item>
          <text:p text:style-name="P27"><text:span text:style-name="T11">A</text:span><text:span text:style-name="T6"> playable version of the game </text:span><text:span text:style-name="T36">and </text:span><text:span text:style-name="T6">AI system</text:span></text:p>
        </text:list-item>
        <text:list-item>
          <text:p text:style-name="P28"><text:span text:style-name="T2">Source code for the AI system developed along with all configuration files </text:span><text:span text:style-name="T15">and documentation</text:span><text:span text:style-name="T2"> required to build </text:span><text:span text:style-name="T3">it.</text:span></text:p>
        </text:list-item>
      </text:list>
      <text:p text:style-name="Standard"><text:span text:style-name="T1">This assessment is worth </text:span><text:span text:style-name="T3">10</text:span><text:span text:style-name="T1">0</text:span><text:bookmark text:name="_GoBack"/><text:span text:style-name="T1">% of the overall mark for the module. </text:span></text:p>
      <text:h text:style-name="P9" text:outline-level="3">Deliverables:</text:h>
      <text:p text:style-name="P4">The following <text:span text:style-name="T42">three</text:span> items are the deliverables for this assessment:</text:p>
      <text:list xml:id="list723372075" text:style-name="WWNum8">
        <text:list-item>
          <text:p text:style-name="P32">An Assessment Report of up to <text:span text:style-name="T68">15</text:span> pages of A4</text:p>
        </text:list-item>
        <text:list-item>
          <text:p text:style-name="P33">Source code, configuration files, <text:span text:style-name="T52">and build documentation</text:span></text:p>
        </text:list-item>
        <text:list-item>
          <text:p text:style-name="P38"><text:span text:style-name="T4">A </text:span><text:span text:style-name="T6">playable </text:span><text:span text:style-name="T4">build of the game that </text:span><text:span text:style-name="T5">includes your AI system</text:span></text:p>
        </text:list-item>
      </text:list>
      <text:h text:style-name="P11" text:outline-level="4">Assessment Report</text:h>
      <text:p text:style-name="P4">This assessment is largely judged on the basis of a report on the AI that was developed, with other deliverables supporting and providing context for this report. <text:span text:style-name="T63">The maximum length for this report is </text:span><text:span text:style-name="T69">15</text:span><text:span text:style-name="T63"> pages, including screenshots, graphs, </text:span><text:span text:style-name="T66">UML</text:span><text:span text:style-name="T63"> diagrams, etc.</text:span></text:p>
      <text:p text:style-name="Standard"><text:span text:style-name="T1">The report that </text:span><text:span text:style-name="T34">you</text:span><text:span text:style-name="T1"> deliver will </text:span><text:span text:style-name="T31">contain</text:span><text:span text:style-name="T1"> </text:span><text:span text:style-name="T31">the following:</text:span></text:p>
      <text:list xml:id="list1439366098" text:style-name="WWNum14">
        <text:list-item>
          <text:p text:style-name="P39"><text:span text:style-name="T1">An introduction, which </text:span><text:span text:style-name="T9">gives an overview of</text:span><text:span text:style-name="T1"> </text:span><text:span text:style-name="T15">a</text:span><text:span text:style-name="T1"> game </text:span><text:span text:style-name="T17">and</text:span><text:span text:style-name="T1"> </text:span><text:span text:style-name="T8">AI system</text:span></text:p>
        </text:list-item>
        <text:list-item>
          <text:p text:style-name="P39"><text:span text:style-name="T1">An implementation report that outlines how </text:span><text:span text:style-name="T38">the</text:span><text:span text:style-name="T1"> </text:span><text:span text:style-name="T36">game and </text:span><text:span text:style-name="T10">AI system</text:span><text:span text:style-name="T1"> was built.</text:span></text:p>
        </text:list-item>
        <text:list-item>
          <text:p text:style-name="P39"><text:soft-page-break/>A <text:span text:style-name="T52">d</text:span>iscussion of the approach that was taken, including a judgement regarding the success of the approach taken, a <text:span text:style-name="T53">discussion</text:span> of <text:span text:style-name="T53">its limitations,</text:span> and suggestions for alternative approaches.</text:p>
        </text:list-item>
      </text:list>
      <text:h text:style-name="P13" text:outline-level="4">Playable build</text:h>
      <text:p text:style-name="P15"><text:span text:style-name="T16">An executable file, or a</text:span><text:span text:style-name="T6"> URL to a</text:span><text:span text:style-name="T1"> </text:span><text:span text:style-name="T6">playable build</text:span><text:span text:style-name="T1"> of the game </text:span><text:span text:style-name="T6">containing the y</text:span><text:span text:style-name="T34">our</text:span><text:span text:style-name="T6"> </text:span><text:span text:style-name="T1">AI </text:span><text:span text:style-name="T6">system </text:span><text:span text:style-name="T1">should be included with this assessment, in order to contextualize and evidence the issues discussed in the assessment report.</text:span></text:p>
      <text:p text:style-name="P19">If the game is distributed as an executable file, this file must be included in the git repository for the project.</text:p>
      <text:p text:style-name="P15"><text:span text:style-name="T16">If the game is playable in-browser, t</text:span><text:span text:style-name="T7">his may be hosted on a </text:span><text:span text:style-name="T19">personal</text:span><text:span text:style-name="T7"> web-page, for example using GitHub pages, or on a game portal, such as itch.io. </text:span><text:span text:style-name="T16">A URL to this must be supplied in the git repository for the project.</text:span></text:p>
      <text:p text:style-name="P16"><text:span text:style-name="T6">This game m</text:span><text:span text:style-name="T24">ust be able to</text:span><text:span text:style-name="T6"> run on the computers in C</text:span><text:span text:style-name="T38">C</text:span><text:span text:style-name="T6">/1</text:span><text:span text:style-name="T38">114</text:span><text:span text:style-name="T6">, if necessary using a browser specified in the y</text:span><text:span text:style-name="T34">our</text:span><text:span text:style-name="T6"> README.md file. </text:span><text:span text:style-name="T1">If this is not the case, marks may be deducted from the project.</text:span></text:p>
      <text:h text:style-name="P12" text:outline-level="4">Source Code</text:h>
      <text:p text:style-name="P20"><text:span text:style-name="T1">The complete uncompiled </text:span><text:span text:style-name="T6">source code</text:span><text:span text:style-name="T1"> of the </text:span><text:span text:style-name="T18">AI System</text:span><text:span text:style-name="T1"> </text:span><text:span text:style-name="T6">should be included in the git repository </text:span><text:span text:style-name="T1">in order to contextualize and evidence the content discussed in the assessment report.</text:span></text:p>
      <text:p text:style-name="P7">This should include any configuration files and documentation necessary to build the project. Specifically expected are:</text:p>
      <text:list xml:id="list860662890" text:style-name="L2">
        <text:list-item>
          <text:p text:style-name="P29"><text:span text:style-name="T2">A </text:span><text:span text:style-name="T40">README.md</text:span><text:span text:style-name="T2"> file in the root of the repository </text:span><text:span text:style-name="T3">giving instructions on how to</text:span><text:span text:style-name="T2"> build </text:span><text:span text:style-name="T3">your code, as well as any instructions required for configuring or running the built game to demonstrate your AI system. </text:span><text:span text:style-name="T16">If the game is playable at a URL, this URL should be included here.</text:span></text:p>
        </text:list-item>
        <text:list-item>
          <text:p text:style-name="P30"><text:span text:style-name="T45">A </text:span><text:span text:style-name="T41">LICENSE.md</text:span><text:span text:style-name="T45"> file in the root of the repository giving a license or copyright statement for your code.</text:span></text:p>
        </text:list-item>
      </text:list>
      <text:p text:style-name="P14">If this is not included in the assessment submission, marks may be deducted from the project.</text:p>
      <text:h text:style-name="P10" text:outline-level="2">Part 1: Assessment Report</text:h>
      <text:p text:style-name="P4">The Group Assessment Report will consist of:</text:p>
      <text:list xml:id="list1115596830" text:style-name="WWNum10">
        <text:list-item>
          <text:p text:style-name="P40"><text:span text:style-name="T1">Introduction (worth </text:span><text:span text:style-name="T29">20</text:span><text:span text:style-name="T1">% </text:span><text:span text:style-name="T33">of the total mark</text:span><text:span text:style-name="T1">)</text:span></text:p>
        </text:list-item>
        <text:list-item>
          <text:p text:style-name="P34">Implementation Report (worth <text:span text:style-name="T51">40</text:span>% <text:span text:style-name="T64">of the total mark</text:span>)</text:p>
        </text:list-item>
        <text:list-item>
          <text:p text:style-name="P40"><text:span text:style-name="T1">Discussion (worth </text:span><text:span text:style-name="T32">40</text:span><text:span text:style-name="T1">% </text:span><text:span text:style-name="T33">of the total mark</text:span><text:span text:style-name="T1">)</text:span></text:p>
        </text:list-item>
      </text:list>
      <text:h text:style-name="Heading_20_3" text:outline-level="3"><text:span text:style-name="T1">Part 1.1: Introductio</text:span><text:span text:style-name="T54">n</text:span></text:h>
      <text:p text:style-name="Standard"><text:span text:style-name="T34">You</text:span><text:span text:style-name="T1"> will introduce both the game and the AI that </text:span><text:span text:style-name="T34">you have</text:span><text:span text:style-name="T1"> develop for this game.</text:span></text:p>
      <text:p text:style-name="P4">You must describe:</text:p>
      <text:list xml:id="list1917598929" text:style-name="WWNum9">
        <text:list-item>
          <text:p text:style-name="P35">The game that you have design<text:span text:style-name="T48">ed</text:span> an AI <text:span text:style-name="T48">system </text:span>for</text:p>
        </text:list-item>
        <text:list-item>
          <text:p text:style-name="P36">The intended behaviour of your AI System </text:p>
        </text:list-item>
        <text:list-item>
          <text:p text:style-name="P41"><text:span text:style-name="T1">What artificial intelligence techniques you selected to use in order to build an </text:span><text:span text:style-name="T22">AI system</text:span><text:span text:style-name="T1"> </text:span><text:span text:style-name="T22">for</text:span><text:span text:style-name="T1"> this game</text:span></text:p>
        </text:list-item>
        <text:list-item>
          <text:p text:style-name="P35"><text:soft-page-break/>Why you selected these specific techniques, in terms of both <text:span text:style-name="T47">desired behaviour,</text:span> feasibility <text:span text:style-name="T47">of implementation within the time available, and the runtime requirements of the system</text:span></text:p>
        </text:list-item>
      </text:list>
      <text:p text:style-name="P6">Marking Criteria:</text:p>
      <text:list xml:id="list2751167823" text:style-name="WWNum4">
        <text:list-item>
          <text:p text:style-name="P37">Clear explanation of the game that was selected (<text:span text:style-name="T62">25%</text:span>)</text:p>
        </text:list-item>
        <text:list-item>
          <text:p text:style-name="P43">Clear description of the intended behaviour of the AI system <text:span text:style-name="T61">(25%)</text:span></text:p>
        </text:list-item>
        <text:list-item>
          <text:p text:style-name="P42"><text:span text:style-name="T1">Clear explanation of the techniques selected for use in </text:span><text:span text:style-name="T22">developing the AI system for</text:span><text:span text:style-name="T1"> this game (</text:span><text:span text:style-name="T25">2</text:span><text:span text:style-name="T28">5%</text:span><text:span text:style-name="T1">)</text:span></text:p>
        </text:list-item>
        <text:list-item>
          <text:p text:style-name="P42"><text:span text:style-name="T1">Justifiable description of why these techniques were selected (</text:span><text:span text:style-name="T29">2</text:span><text:span text:style-name="T28">5%</text:span><text:span text:style-name="T1">)</text:span></text:p>
        </text:list-item>
      </text:list>
      <text:h text:style-name="P9" text:outline-level="3">Part 1.2: Implementation Report </text:h>
      <text:p text:style-name="Standard"><text:span text:style-name="T34">You</text:span><text:span text:style-name="T1"> will describe the practicalities of the implementation work that </text:span><text:span text:style-name="T34">you</text:span><text:span text:style-name="T1"> did in order to build </text:span><text:span text:style-name="T36">the</text:span><text:span text:style-name="T1"> game </text:span><text:span text:style-name="T36">and AI system</text:span><text:span text:style-name="T22">.</text:span></text:p>
      <text:p text:style-name="P4">You must describe:</text:p>
      <text:list xml:id="list3461603077" text:style-name="WWNum15">
        <text:list-item>
          <text:p text:style-name="P46">The architecture of the <text:span text:style-name="T66">game and </text:span><text:span text:style-name="T48">AI system</text:span> that you develo<text:span text:style-name="T49">ped, the specific algorithms used, and the source code that implements this architecture, e.g. with reference to applicable classes and class diagrams</text:span></text:p>
        </text:list-item>
        <text:list-item>
          <text:p text:style-name="P47">The design decisions that you made during the development of the <text:span text:style-name="T66">game and </text:span>AI system that had a significant impact on the process of development or the final product, and a justification for why you made those decisions</text:p>
        </text:list-item>
        <text:list-item>
          <text:p text:style-name="P45">The technology that was used to implement this <text:span text:style-name="T49">AI system</text:span>, including a description of any software development frameworks or libraries that were used during development</text:p>
        </text:list-item>
      </text:list>
      <text:p text:style-name="P6">Marking Criteria:</text:p>
      <text:list xml:id="list90943969056472" text:continue-list="list2751167823" text:style-name="WWNum4">
        <text:list-item>
          <text:p text:style-name="P42"><text:span text:style-name="T1">Clear description of the </text:span><text:span text:style-name="T26">AI system</text:span><text:span text:style-name="T1"> architecture using the terminology taught during the course (</text:span><text:span text:style-name="T23">3</text:span><text:span text:style-name="T28">0%</text:span><text:span text:style-name="T1">)</text:span></text:p>
        </text:list-item>
        <text:list-item>
          <text:p text:style-name="P44"><text:span text:style-name="T26">Clear justification of major </text:span><text:span text:style-name="T27">design </text:span><text:span text:style-name="T26">decisions taken during the development of the AI system </text:span><text:span text:style-name="T23">with reference to the desired behaviour, game experience, feasability of implemetation, and runtime requirements of the system</text:span><text:span text:style-name="T26"> </text:span><text:span text:style-name="T27">(</text:span><text:span text:style-name="T20">3</text:span><text:span text:style-name="T28">0%</text:span><text:span text:style-name="T27">)</text:span></text:p>
        </text:list-item>
        <text:list-item>
          <text:p text:style-name="P42"><text:span text:style-name="T1">Clear evidence of significant and complex artificial intelligence coding and development work (</text:span><text:span text:style-name="T20">4</text:span><text:span text:style-name="T28">0%</text:span><text:span text:style-name="T1">)</text:span></text:p>
        </text:list-item>
      </text:list>
      <text:h text:style-name="P9" text:outline-level="3">Part 1.3: Discussion</text:h>
      <text:p text:style-name="Standard"><text:span text:style-name="T34">You</text:span><text:span text:style-name="T1"> will describe both how successful the implementation work described in the previous section was, and outline alternative approaches which may be more fruitful </text:span><text:span text:style-name="T34">in</text:span><text:span text:style-name="T1"> solving the same problem, or other further work.</text:span></text:p>
      <text:p text:style-name="P4">You must describe:</text:p>
      <text:list xml:id="list1589120874" text:style-name="WWNum16">
        <text:list-item>
          <text:p text:style-name="P48">The overall success of the approach in terms of <text:span text:style-name="T47">the desired </text:span><text:span text:style-name="T67">and observed behaviour and/or its effect on the game experience.</text:span></text:p>
        </text:list-item>
        <text:list-item>
          <text:p text:style-name="P49">The overall success of the approach in terms of <text:span text:style-name="T50">feasibility of implementation within the time available</text:span></text:p>
        </text:list-item>
        <text:list-item>
          <text:p text:style-name="P50">The overall success of the approach in terms of the runtime requirements of the system, such as memory usage and computing time.</text:p>
        </text:list-item>
        <text:list-item>
          <text:p text:style-name="P48"><text:soft-page-break/>What the limitations of the approach that was taken were.</text:p>
        </text:list-item>
        <text:list-item>
          <text:p text:style-name="P48">Suggestions for alternative approaches <text:span text:style-name="T50">for achieving the desired behaviour that are</text:span> more feasible, less time-consuming, <text:span text:style-name="T48">or require less resources at runtime.</text:span></text:p>
        </text:list-item>
      </text:list>
      <text:p text:style-name="P6">Marking Criteria:</text:p>
      <text:list xml:id="list925017722" text:style-name="WWNum5">
        <text:list-item>
          <text:p text:style-name="P51"><text:span text:style-name="T1">Clear understanding </text:span><text:span text:style-name="T22">how the </text:span><text:span text:style-name="T23">selected</text:span><text:span text:style-name="T22"> </text:span><text:span text:style-name="T23">techniques and t</text:span><text:span text:style-name="T34">he</text:span><text:span text:style-name="T23"> implemetation</text:span><text:span text:style-name="T1"> </text:span><text:span text:style-name="T22">e</text:span><text:span text:style-name="T23">ffected</text:span><text:span text:style-name="T22"> the behaviour of the system and a judgment of </text:span><text:span text:style-name="T37">how successful this is at achieving the desired behaviour and/or desired game experience </text:span><text:span text:style-name="T21">5</text:span><text:span text:style-name="T28">0%</text:span><text:span text:style-name="T1">)</text:span></text:p>
        </text:list-item>
        <text:list-item>
          <text:p text:style-name="P51"><text:span text:style-name="T1">Clear understanding </text:span><text:span text:style-name="T30">of how the approach taken influenced the feasibility of implementation and the runtime requirements of the system </text:span><text:span text:style-name="T1">(</text:span><text:span text:style-name="T28">25%</text:span><text:span text:style-name="T1">)</text:span></text:p>
        </text:list-item>
        <text:list-item>
          <text:p text:style-name="P51">Clear understanding of alternative approaches that could be taken to solving the same problem <text:span text:style-name="T55">and discussion of the pros and cons of these techniques</text:span><text:span text:style-name="T1"> (</text:span><text:span text:style-name="T28">25%</text:span><text:span text:style-name="T1">)</text:span></text:p>
        </text:list-item>
      </text:list>
      <text:h text:style-name="P10" text:outline-level="2">Part 2: <text:s/><text:span text:style-name="T43">Playable Build</text:span> (Potential Mark Adjustment)</text:h>
      <text:p text:style-name="P17"><text:span text:style-name="T11">Y</text:span><text:span text:style-name="T34">our</text:span><text:span text:style-name="T11"> submission should include </text:span><text:span text:style-name="T23">a playable game with y</text:span><text:span text:style-name="T34">our</text:span><text:span text:style-name="T23"> AI system included. This may be an executable file or a URL to a version playable in browser.</text:span></text:p>
      <text:p text:style-name="P18"><text:span text:style-name="T12">Any reasonable requirements for running a</text:span><text:span text:style-name="T23">nd configuring the game should be described in the </text:span><text:span text:style-name="T34">your</text:span><text:span text:style-name="T23"> README.md file.</text:span></text:p>
      <text:p text:style-name="P21"><text:span text:style-name="T1">This game is important in evidencing the work that was described in Part 1. If the game is not submitted – or </text:span><text:span text:style-name="T24">cannot be run with reasonable effort</text:span><text:span text:style-name="T1"> – then </text:span><text:span text:style-name="T34">your</text:span><text:span text:style-name="T1"> mark will be adjusted. It is </text:span><text:span text:style-name="T34">your</text:span><text:span text:style-name="T1"> responsibility to ensure that the game </text:span><text:span text:style-name="T24">can be run for assessment.</text:span></text:p>
      <text:h text:style-name="P10" text:outline-level="2">Part 3: <text:span text:style-name="T46">Source Code</text:span> (Potential Mark Adjustment)</text:h>
      <text:p text:style-name="P20"><text:span text:style-name="T34">You</text:span><text:span text:style-name="T1"> should submit the full </text:span><text:span text:style-name="T35">source code</text:span><text:span text:style-name="T1"> for </text:span><text:span text:style-name="T34">your</text:span><text:span text:style-name="T1"> AI </text:span><text:span text:style-name="T2">along with all other source code, libraries and/or configuration files required to build the submitted playable build</text:span><text:span text:style-name="T1">. </text:span><text:span text:style-name="T35">This should be included in the Git repository that is submitted. <text:s/>Instructions for building the project should be included in the submitted Git repository.</text:span></text:p>
      <text:p text:style-name="P4">This code is important in evidencing the work that was described in Part 1. If the <text:span text:style-name="T44">source code</text:span> is not submitted then <text:span text:style-name="T65">your</text:span> mark will be adjus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16.955cm" style:type="right"/>
        </style:tab-stops>
      </style:paragraph-properties>
      <style:text-properties style:font-name="Times New Roman" fo:font-weight="bold" style:font-name-asian="Times New Roman1" style:font-weight-asian="bold"/>
    </style:style>
    <style:style style:name="MP2" style:family="paragraph" style:parent-style-name="Standard">
      <style:paragraph-properties>
        <style:tab-stops>
          <style:tab-stop style:position="16.955cm" style:type="right"/>
        </style:tab-stops>
      </style:paragraph-properties>
      <style:text-properties style:font-name="Times New Roman" style:font-name-asian="Times New Roman1"/>
    </style:style>
    <style:style style:name="MP3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draw:frame draw:style-name="Mfr1" draw:name="Frame1" text:anchor-type="paragraph" svg:y="0.002cm" draw:z-index="3"><draw:text-box fo:min-height="0.041cm" fo:min-width="0.041cm"><text:p text:style-name="MP3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Zendle</meta:initial-creator>
    <meta:editing-cycles>75</meta:editing-cycles>
    <meta:creation-date>2018-02-05T09:47:00</meta:creation-date>
    <dc:date>2022-02-07T09:09:04.363925376</dc:date>
    <meta:editing-duration>PT18H23M18S</meta:editing-duration>
    <meta:generator>LibreOffice/7.2.5.2.0$Linux_X86_64 LibreOffice_project/20$Build-2</meta:generator>
    <meta:document-statistic meta:table-count="0" meta:image-count="0" meta:object-count="0" meta:page-count="4" meta:paragraph-count="86" meta:word-count="1423" meta:character-count="8411" meta:non-whitespace-character-count="7107"/>
    <meta:user-defined meta:name="AppVersion">16.0000</meta:user-defined>
    <meta:user-defined meta:name="Company">University of Y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